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Text_20_body" style:list-style-name="L4">
    </style:style>
    <style:style style:name="P6" style:family="paragraph" style:parent-style-name="Text_20_body" style:list-style-name="L5">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8">
      <style:paragraph-properties fo:margin-top="0in" fo:margin-bottom="0in"/>
    </style:style>
    <style:style style:name="P28" style:family="paragraph" style:parent-style-name="Text_20_body" style:list-style-name="L9">
      <style:paragraph-properties fo:margin-top="0in" fo:margin-bottom="0in"/>
    </style:style>
    <style:style style:name="P29" style:family="paragraph" style:parent-style-name="Text_20_body" style:list-style-name="L10">
      <style:paragraph-properties fo:margin-top="0in" fo:margin-bottom="0in"/>
    </style:style>
    <style:style style:name="P30" style:family="paragraph" style:parent-style-name="Text_20_body" style:list-style-name="L11">
    </style:style>
    <style:style style:name="P31" style:family="paragraph" style:parent-style-name="Text_20_body" style:list-style-name="L12">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13">
    </style:style>
    <style:style style:name="P42" style:family="paragraph" style:parent-style-name="Text_20_body" style:list-style-name="L14">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15">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16">
      <style:paragraph-properties fo:margin-top="0in" fo:margin-bottom="0in"/>
    </style:style>
    <style:style style:name="P52" style:family="paragraph" style:parent-style-name="Text_20_body" style:list-style-name="L17">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8">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9">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Text_20_body" style:list-style-name="L20">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office:automatic-styles>
  <office:body>
    <office:text>
      <text:h text:style-name="Heading_20_1" text:outline-level="1"><text:bookmark-start text:name="inputs-and-outputs"/>Inputs and Outputs<text:bookmark-end text:name="inputs-and-outputs"/></text:h>
      <text:h text:style-name="Heading_20_2" text:outline-level="2"><text:bookmark-start text:name="reading-input-from-the-user"/>Reading Input from the User<text:bookmark-end text:name="reading-input-from-the-user"/></text:h>
      <text:list text:style-name="L1">
        <text:list-item>
          <text:p text:style-name="P1">Input and output in CLI</text:p>
          <text:list text:style-name="L2">
            <text:list-item>
              <text:p text:style-name="P2">Our programs use a command-line interface, where input and output come from text printed in a “terminal” or “console”</text:p>
            </text:list-item>
            <text:list-item>
              <text:p text:style-name="P2">We’ve already seen that <text:span text:style-name="Source_Text">Console.WriteLine</text:span> prints text from your program on the screen to provide output to the user</text:p>
            </text:list-item>
            <text:list-item>
              <text:p text:style-name="P2">The equivalent method for reading input is <text:span text:style-name="Source_Text">Console.ReadLine()</text:span>, which waits for the user to type some text in the console and then returns it to your program</text:p>
            </text:list-item>
            <text:list-item>
              <text:p text:style-name="P2">In general, the <text:span text:style-name="Source_Text">Console</text:span> class represents the command-line interface</text:p>
            </text:list-item>
          </text:list>
        </text:list-item>
        <text:list-item>
          <text:p text:style-name="P1">Using <text:span text:style-name="Source_Text">Console.ReadLine()</text:span></text:p>
          <text:list text:style-name="L3">
            <text:list-item>
              <text:p text:style-name="P3">Example usage:</text:p>
              <text:p text:style-name="P4">!include code/snippets/personalizedWelcome.cs</text:p>
              <text:p text:style-name="P3">This program first declares a <text:span text:style-name="Source_Text">string</text:span> variable named <text:span text:style-name="Source_Text">firstName</text:span>. On the second line, it uses <text:span text:style-name="Source_Text">Console.WriteLine</text:span> to display a message (instructions for the user). On the third line, it calls the <text:span text:style-name="Source_Text">Console.ReadLine()</text:span> method, and assigns its return value (result) to the <text:span text:style-name="Source_Text">firstName</text:span> variable. This means the program waits for the user to type some text and press “Enter”, and then stores that text in <text:span text:style-name="Source_Text">firstName</text:span>. Finally, the program uses string interpolation in <text:span text:style-name="Source_Text">Console.WriteLine</text:span> to display a message including the contents of the <text:span text:style-name="Source_Text">firstName</text:span> variable.</text:p>
            </text:list-item>
            <text:list-item>
              <text:p text:style-name="P3"><text:span text:style-name="Source_Text">Console.ReadLine</text:span> is the “inverse” of <text:span text:style-name="Source_Text">Console.WriteLine</text:span>, and the way you use it is also the “inverse”</text:p>
            </text:list-item>
            <text:list-item>
              <text:p text:style-name="P3">While <text:span text:style-name="Source_Text">Console.WriteLine</text:span> takes an argument, which is the text you want to display on the screen, <text:span text:style-name="Source_Text">Console.ReadLine()</text:span> takes no arguments because it does not need any input from your program – it will always do the same thing</text:p>
            </text:list-item>
            <text:list-item>
              <text:p text:style-name="P3"><text:span text:style-name="Source_Text">Console.WriteLine</text:span> has no “return value” - it does not give any output back to your program, and the only effect of calling it is that text is displayed on the screen</text:p>
            </text:list-item>
            <text:list-item>
              <text:p text:style-name="P3"><text:span text:style-name="Source_Text">Console.ReadLine()</text:span> does have a return value, specifically a <text:span text:style-name="Source_Text">string</text:span>. This means you can use the result of this method to assign a <text:span text:style-name="Source_Text">string</text:span> variable, just like you can use the result of an arithmetic expression to assign a numeric variable.</text:p>
            </text:list-item>
            <text:list-item>
              <text:p text:style-name="P3">The <text:span text:style-name="Source_Text">string</text:span> that <text:span text:style-name="Source_Text">Console.ReadLine()</text:span> returns is <text:span text:style-name="T1">one line of text</text:span> typed in the console. When you call it, the computer will wait for the user to type some text and then press “Enter”, and everything the user typed before pressing “Enter” gets returned from <text:span text:style-name="Source_Text">Console.ReadLine()</text:span></text:p>
            </text:list-item>
          </text:list>
        </text:list-item>
      </text:list>
      <text:h text:style-name="Heading_20_3" text:outline-level="3"><text:bookmark-start text:name="parsing-user-input"/>Parsing user input<text:bookmark-end text:name="parsing-user-input"/></text:h>
      <text:list text:style-name="L4">
        <text:list-item>
          <text:p text:style-name="P5"><text:span text:style-name="Source_Text">Console.ReadLine()</text:span> always returns the same type of data, a <text:span text:style-name="Source_Text">string</text:span>, regardless of what the user enters</text:p>
          <text:list text:style-name="L5">
            <text:list-item>
              <text:p text:style-name="P6">If you ask the user to enter a number, <text:span text:style-name="Source_Text">ReadLine</text:span> will output that number as a <text:span text:style-name="Source_Text">string</text:span></text:p>
            </text:list-item>
            <text:list-item>
              <text:p text:style-name="P6">For example, if you ask the user to enter his/her age, and the user enters 21, <text:span text:style-name="Source_Text">Console.ReadLine()</text:span> will return the string <text:span text:style-name="Source_Text">"21"</text:span></text:p>
            </text:list-item>
          </text:list>
        </text:list-item>
        <text:list-item>
          <text:p text:style-name="P5">If we want to do any kind of arithmetic with a number provided by the user, we will need to convert that <text:span text:style-name="Source_Text">string</text:span> to a numeric type like <text:span text:style-name="Source_Text">int</text:span> or <text:span text:style-name="Source_Text">double</text:span>. Remember that casting cannot be used to convert numeric data <text:span text:style-name="T2">to or from</text:span> <text:span text:style-name="Source_Text">string</text:span> data.</text:p>
        </text:list-item>
        <text:list-item>
          <text:p text:style-name="P5">When converting numeric data to <text:span text:style-name="Source_Text">string</text:span> data, we use string interpolation:</text:p>
          <text:p text:style-name="P7">int myAge = 29;</text:p>
          <text:p text:style-name="P8">//This does not work:</text:p>
          <text:p text:style-name="P9">//string strAge = (string) myAge;</text:p>
          <text:p text:style-name="P10">string strAge = $"{myAge}";</text:p>
        </text:list-item>
        <text:list-item>
          <text:p text:style-name="P5">In the other direction, we use a method called <text:span text:style-name="Source_Text">Parse</text:span> to convert <text:span text:style-name="Source_Text">string</text:span>s to numbers:</text:p>
          <text:p text:style-name="P11">string strAge = "29";</text:p>
          <text:p text:style-name="P12">//This does not work:</text:p>
          <text:p text:style-name="P13">//int myAge = (int) strAge;</text:p>
          <text:p text:style-name="P14">int myAge = int.Parse(strAge);</text:p>
        </text:list-item>
        <text:list-item>
          <text:p text:style-name="P5">The <text:span text:style-name="Source_Text">int.Parse</text:span> method takes a <text:span text:style-name="Source_Text">string</text:span> as an argument, and returns an <text:span text:style-name="Source_Text">int</text:span> containing the numeric value written in that <text:span text:style-name="Source_Text">string</text:span></text:p>
        </text:list-item>
        <text:list-item>
          <text:p text:style-name="P5">Each built-in numeric type has its own <text:span text:style-name="Source_Text">Parse</text:span> method</text:p>
          <text:list text:style-name="L6">
            <text:list-item>
              <text:p text:style-name="P15"><text:span text:style-name="Source_Text">int.Parse("42")</text:span> returns the value 42</text:p>
            </text:list-item>
            <text:list-item>
              <text:p text:style-name="P15"><text:span text:style-name="Source_Text">long.Parse("42")</text:span> returns the value <text:span text:style-name="Source_Text">42L</text:span></text:p>
            </text:list-item>
            <text:list-item>
              <text:p text:style-name="P15"><text:span text:style-name="Source_Text">double.Parse("3.65")</text:span> returns the value 3.65</text:p>
            </text:list-item>
            <text:list-item>
              <text:p text:style-name="P15"><text:span text:style-name="Source_Text">float.Parse("3.65")</text:span> returns the value <text:span text:style-name="Source_Text">3.65f</text:span></text:p>
            </text:list-item>
            <text:list-item>
              <text:p text:style-name="P15"><text:span text:style-name="Source_Text">decimal.Parse("3.65")</text:span> returns the value <text:span text:style-name="Source_Text">3.65m</text:span></text:p>
            </text:list-item>
          </text:list>
        </text:list-item>
        <text:list-item>
          <text:p text:style-name="P5">The Parse methods are useful for converting user input to useable data. For example, this is how to get the user’s age as an <text:span text:style-name="Source_Text">int</text:span>:</text:p>
          <text:p text:style-name="P16">Console.WriteLine("Enter your age:");</text:p>
          <text:p text:style-name="P17">string ageString = Console.ReadLine();</text:p>
          <text:p text:style-name="P18">int age = int.Parse(ageString);</text:p>
        </text:list-item>
      </text:list>
      <text:h text:style-name="Heading_20_3" text:outline-level="3"><text:bookmark-start text:name="more-detail-on-the-parse-methods"/>More detail on the <text:span text:style-name="Source_Text">Parse</text:span> methods<text:bookmark-end text:name="more-detail-on-the-parse-methods"/></text:h>
      <text:list text:style-name="L7">
        <text:list-item>
          <text:p text:style-name="P19"><text:span text:style-name="Source_Text">Console.WriteLine</text:span> is a method that takes input from your program, in the form of an argument, but does not return any output. Meanwhile, <text:span text:style-name="Source_Text">Console.ReadLine</text:span> is a method that does not have any arguments, but it returns output to your program (the user’s string).</text:p>
        </text:list-item>
        <text:list-item>
          <text:p text:style-name="P19"><text:span text:style-name="Source_Text">int.Parse</text:span> is a method that both takes input (the <text:span text:style-name="Source_Text">string</text:span> argument) and returns output (the converted <text:span text:style-name="Source_Text">int</text:span> value)</text:p>
        </text:list-item>
        <text:list-item>
          <text:p text:style-name="P19">When executing a statement such as</text:p>
          <text:p text:style-name="P20">int answer = int.Parse("42");</text:p>
          <text:p text:style-name="P19">the computer must evaluate the expression on the right side of the <text:span text:style-name="Source_Text">=</text:span> operator before it can do the assignment. This means it calls the <text:span text:style-name="Source_Text">int.Parse</text:span> method with the string <text:span text:style-name="Source_Text">"42"</text:span> as input. The method’s code then executes, converting <text:span text:style-name="Source_Text">"42"</text:span> to an integer, and it returns a result, the <text:span text:style-name="Source_Text">int</text:span> value <text:span text:style-name="Source_Text">42</text:span>. This value can now be assigned to the variable <text:span text:style-name="Source_Text">answer</text:span>.</text:p>
        </text:list-item>
        <text:list-item>
          <text:p text:style-name="P19">Since the return value of a <text:span text:style-name="Source_Text">Parse</text:span> method is a numeric type, it can be used in arithmetic expressions just like a numeric-type variable or literal. For example, in this statement:</text:p>
          <text:p text:style-name="P21">double result = double.Parse("3.65") * 4;</text:p>
          <text:p text:style-name="P19">To evaluate the expression on the right side of the <text:span text:style-name="Source_Text">=</text:span> operator, the computer must first call the method <text:span text:style-name="Source_Text">double.Parse</text:span> with the input <text:span text:style-name="Source_Text">"3.65"</text:span>. Then the method’s return value, <text:span text:style-name="Source_Text">3.65</text:span>, is used the math operation as if it was written <text:span text:style-name="Source_Text">3.65 * 4</text:span>. So the computer implicitly converts <text:span text:style-name="Source_Text">4</text:span> to a <text:span text:style-name="Source_Text">double</text:span> value, performs the multiplication on <text:span text:style-name="Source_Text">double</text:span>s, and gets the resulting value <text:span text:style-name="Source_Text">14.6</text:span>, which it assigns to the variable <text:span text:style-name="Source_Text">result</text:span>.</text:p>
        </text:list-item>
        <text:list-item>
          <text:p text:style-name="P19">Another example of using the result of <text:span text:style-name="Source_Text">Parse</text:span> to do math:</text:p>
          <text:p text:style-name="P22">Console.WriteLine("Please enter the year.");</text:p>
          <text:p text:style-name="P23">string userInput = Console.ReadLine();</text:p>
          <text:p text:style-name="P24">int curYear = int.Parse(userInput);</text:p>
          <text:p text:style-name="P25">Console.WriteLine($"Next year it will be {curYear + 1}");</text:p>
          <text:p text:style-name="P19">Note that in order to do arithmetic with the user’s input (i.e. add 1), it must be a numeric type (i.e. <text:span text:style-name="Source_Text">int</text:span>), not a <text:span text:style-name="Source_Text">string</text:span>. This is why we often call a <text:span text:style-name="Source_Text">Parse</text:span> method on the data returned by <text:span text:style-name="Source_Text">Console.ReadLine()</text:span>.</text:p>
        </text:list-item>
        <text:list-item>
          <text:p text:style-name="P19">The previous example can be made shorter and simpler by combining the <text:span text:style-name="Source_Text">Parse</text:span> and <text:span text:style-name="Source_Text">ReadLine</text:span> methods in one statement. Specifically, you can write:</text:p>
          <text:p text:style-name="P26">int curYear = int.Parse(Console.ReadLine());</text:p>
          <text:p text:style-name="P19">In this statement, the return value (output) of one method is used as the argument (input) to another method. When the computer executes the statement, it starts by evaluating the <text:span text:style-name="Source_Text">int.Parse(...)</text:span> method call, but it cannot actually execute the <text:span text:style-name="Source_Text">Parse</text:span> method yet because its argument is an expression, not a variable or value. In order to determine what value to send to the <text:span text:style-name="Source_Text">Parse</text:span> method as input, it must first evaluate the <text:span text:style-name="Source_Text">Console.ReadLine()</text:span> method call. Since this method has no arguments, the computer can immediately start executing it; the <text:span text:style-name="Source_Text">ReadLine</text:span> method waits for the user to type a line of text, then returns that text as a <text:span text:style-name="Source_Text">string</text:span> value. This return value can now be used as the argument to <text:span text:style-name="Source_Text">int.Parse</text:span>, and the computer starts executing <text:span text:style-name="Source_Text">int.Parse</text:span> with the user-provided string as input. When the <text:span text:style-name="Source_Text">Parse</text:span> method returns an <text:span text:style-name="Source_Text">int</text:span> value, this value becomes the value of the entire expression <text:span text:style-name="Source_Text">int.Parse(Console.ReadLine())</text:span>, and the computer assigns it to the variable <text:span text:style-name="Source_Text">curYear</text:span>.</text:p>
        </text:list-item>
        <text:list-item>
          <text:p text:style-name="P19">Notice that by placing the call to <text:span text:style-name="Source_Text">ReadLine</text:span> inside the argument to <text:span text:style-name="Source_Text">Parse</text:span>, we have eliminated the variable <text:span text:style-name="Source_Text">userInput</text:span> entirely. The <text:span text:style-name="Source_Text">string</text:span> returned by <text:span text:style-name="Source_Text">ReadLine</text:span> does not need to be stored anywhere (i.e. in a variable); it only needs to exist long enough to be sent to the <text:span text:style-name="Source_Text">Parse</text:span> method as input.</text:p>
        </text:list-item>
      </text:list>
      <text:h text:style-name="Heading_20_3" text:outline-level="3"><text:bookmark-start text:name="correct-input-formatting"/>Correct input formatting<text:bookmark-end text:name="correct-input-formatting"/></text:h>
      <text:list text:style-name="L8">
        <text:list-item>
          <text:p text:style-name="P27">The Parse methods <text:span text:style-name="T2">assume</text:span> that the string they are given as an argument (i.e. the user input) actually contains a valid number. But the user may not follow directions, and invalid input can cause a variety of errors.</text:p>
        </text:list-item>
        <text:list-item>
          <text:p text:style-name="P27">If the string does not contain a number at all – e.g. <text:span text:style-name="Source_Text">int badIdea = int.Parse("Hello");</text:span> – the program will fail with the error <text:span text:style-name="Source_Text">System.FormatException</text:span></text:p>
        </text:list-item>
        <text:list-item>
          <text:p text:style-name="P27">If the string contains a number with a decimal point, but the <text:span text:style-name="Source_Text">Parse</text:span> method is for an integer datatype, the program will also fail with <text:span text:style-name="Source_Text">System.FormatException</text:span>. For example, <text:span text:style-name="Source_Text">int fromFraction = int.Parse("52.5");</text:span> will cause this error. This will happen even if the number in the string ends in “.0” (meaning it has no fractional part), such as <text:span text:style-name="Source_Text">int wholeNumber = int.Parse("45.0");</text:span>.</text:p>
        </text:list-item>
        <text:list-item>
          <text:p text:style-name="P27">If the string has extraneous text before or after the number, such as <text:span text:style-name="Source_Text">"$18.95"</text:span> or <text:span text:style-name="Source_Text">1999!</text:span>, the program will fail with the error <text:span text:style-name="Source_Text">System.FormatException</text:span></text:p>
        </text:list-item>
        <text:list-item>
          <text:p text:style-name="P27">If the string contains a number that cannot fit in the desired datatype (due to overflow or underflow), the behavior depends on the datatype:</text:p>
          <text:list text:style-name="L9">
            <text:list-item>
              <text:p text:style-name="P28">For the integer types (<text:span text:style-name="Source_Text">int</text:span> and <text:span text:style-name="Source_Text">long</text:span>), the program will fail with the error <text:span text:style-name="Source_Text">System.OverflowException</text:span>. For example, <text:span text:style-name="Source_Text">int.Parse("3000000000")</text:span> will cause this error because 3000000000 is larger than <draw:frame draw:style-name="fr1" text:anchor-type="as-char"><draw:object xlink:href="Formula-0/" xlink:type="simple" xlink:show="embed" xlink:actuate="onLoad"/></draw:frame> (the maximum value an <text:span text:style-name="Source_Text">int</text:span> can store).</text:p>
            </text:list-item>
            <text:list-item>
              <text:p text:style-name="P28">For the floating-point types (<text:span text:style-name="Source_Text">float</text:span> and <text:span text:style-name="Source_Text">double</text:span>), no error will be produced. Instead, the result will be the same as if an overflow or underflow had occurred during normal program execution: an overflow will produce the value <text:span text:style-name="Source_Text">Infinity</text:span>, and an underflow will produce the value <text:span text:style-name="Source_Text">0</text:span>. For example, <text:span text:style-name="Source_Text">float tooSmall = float.Parse("1.5e-55");</text:span> will assign <text:span text:style-name="Source_Text">tooSmall</text:span> the value 0, while <text:span text:style-name="Source_Text">double tooBig = double.Parse("1.8e310");</text:span> will assign <text:span text:style-name="Source_Text">tooBig</text:span> the value <text:span text:style-name="Source_Text">double.Infinity</text:span>.</text:p>
            </text:list-item>
          </text:list>
        </text:list-item>
        <text:list-item>
          <text:p text:style-name="P27">Acceptable string formats vary slightly between the numeric types, due to the different ranges of values they can contain</text:p>
          <text:list text:style-name="L10">
            <text:list-item>
              <text:p text:style-name="P29"><text:span text:style-name="Source_Text">int.Parse</text:span> and <text:span text:style-name="Source_Text">long.Parse</text:span> will accept strings in the format <text:span text:style-name="Source_Text">([ws])([sign])[digits]([ws])</text:span>, where <text:span text:style-name="Source_Text">[ws]</text:span> represents empty spaces and groups in parentheses are <text:span text:style-name="T1">optional</text:span>. This means that a string with leading or trailing spaces will not cause an error, unlike a string with other extraneous text around the number.</text:p>
            </text:list-item>
            <text:list-item>
              <text:p text:style-name="P29"><text:span text:style-name="Source_Text">decimal.Parse</text:span> will accept strings in the format <text:span text:style-name="Source_Text">([ws])([sign])([digits],)[digits](.[digits])([ws])</text:span>. Note that you can optionally include commas between groups of digits, and the decimal point is also optional. This means a string like <text:span text:style-name="Source_Text">"18,999"</text:span> is valid for <text:span text:style-name="Source_Text">decimal.Parse</text:span> but not for <text:span text:style-name="Source_Text">int.Parse</text:span>.</text:p>
            </text:list-item>
            <text:list-item>
              <text:p text:style-name="P29"><text:span text:style-name="Source_Text">float.Parse</text:span> and <text:span text:style-name="Source_Text">double.Parse</text:span> will accept strings in the format <text:span text:style-name="Source_Text">([ws])([sign])([digits],)[digits](.[digits])(e[sign][digits])([ws])</text:span>. As with <text:span text:style-name="Source_Text">decimal</text:span>, you can include commas between groups of digits. In addition, you can write the string in scientific notation with the letter “e” or “E” followed by an exponent, such as <text:span text:style-name="Source_Text">"-9.44e15"</text:span>.</text:p>
            </text:list-item>
          </text:list>
        </text:list-item>
      </text:list>
      <text:h text:style-name="Heading_20_2" text:outline-level="2"><text:bookmark-start text:name="output-with-variables"/>Output with Variables<text:bookmark-end text:name="output-with-variables"/></text:h>
      <text:h text:style-name="Heading_20_3" text:outline-level="3"><text:bookmark-start text:name="converting-from-numbers-to-strings"/>Converting from numbers to strings<text:bookmark-end text:name="converting-from-numbers-to-strings"/></text:h>
      <text:list text:style-name="L11">
        <text:list-item>
          <text:p text:style-name="P30">As we saw in a previous lecture (Datatypes and Variables), the <text:span text:style-name="Source_Text">Console.WriteLine</text:span> method needs a <text:span text:style-name="Source_Text">string</text:span> as its argument</text:p>
        </text:list-item>
        <text:list-item>
          <text:p text:style-name="P30">If the variable you want to display is not a <text:span text:style-name="Source_Text">string</text:span>, you might think you could cast it to a <text:span text:style-name="Source_Text">string</text:span>, but that will not work – there is no explicit conversion from <text:span text:style-name="Source_Text">string</text:span> to numeric types</text:p>
          <text:list text:style-name="L12">
            <text:list-item>
              <text:p text:style-name="P31">This code:</text:p>
              <text:p text:style-name="P32">double fraction = (double) 47 / 6;</text:p>
              <text:p text:style-name="P33">string text = (string) fraction;</text:p>
              <text:p text:style-name="P31">will produce a compile error</text:p>
            </text:list-item>
          </text:list>
        </text:list-item>
        <text:list-item>
          <text:p text:style-name="P30">You <text:span text:style-name="T2">can</text:span> convert numeric data to a <text:span text:style-name="Source_Text">string</text:span> using string interpolation, which we’ve used before in <text:span text:style-name="Source_Text">Console.WriteLine</text:span> statements:</text:p>
          <text:p text:style-name="P34">int x = 47, y = 6;</text:p>
          <text:p text:style-name="P35">double fraction = (double) x / y;</text:p>
          <text:p text:style-name="P36">string text = $"{x} divided by {y} is {fraction}";</text:p>
          <text:p text:style-name="P30">After executing this code, <text:span text:style-name="Source_Text">text</text:span> will contain “47 divided by 6 is 7.8333333”</text:p>
        </text:list-item>
        <text:list-item>
          <text:p text:style-name="P30">String interpolation can convert any expression to a <text:span text:style-name="Source_Text">string</text:span>, not just a single variable. For example, you can write:</text:p>
          <text:p text:style-name="P37">Console.WriteLine($"{x} divided by {y} is {(double) x / y}");</text:p>
          <text:p text:style-name="P38">Console.WriteLine($"{x} plus 7 is {x + 7}");</text:p>
          <text:p text:style-name="P30">This will display the following output:</text:p>
          <text:p text:style-name="P39">47 divided by 6 is 7.8333333</text:p>
          <text:p text:style-name="P40">47 plus 7 is 54</text:p>
          <text:p text:style-name="P30">Note that writing a math expression inside a string interpolation statement does not change the values of any variables. After executing this code, <text:span text:style-name="Source_Text">x</text:span> is still 47, and <text:span text:style-name="Source_Text">y</text:span> is still 6.</text:p>
        </text:list-item>
      </text:list>
      <text:h text:style-name="Heading_20_3" text:outline-level="3"><text:bookmark-start text:name="the-tostring-method"/>The <text:span text:style-name="Source_Text">ToString()</text:span> method<text:bookmark-end text:name="the-tostring-method"/></text:h>
      <text:list text:style-name="L13">
        <text:list-item>
          <text:p text:style-name="P41">String interpolation does not “magically know” how to convert numbers to strings – it delegates the task to the numbers themselves</text:p>
        </text:list-item>
        <text:list-item>
          <text:p text:style-name="P41">This works because all data types in C# are objects, even the built-in ones like <text:span text:style-name="Source_Text">int</text:span> and <text:span text:style-name="Source_Text">double</text:span></text:p>
          <text:list text:style-name="L14">
            <text:list-item>
              <text:p text:style-name="P42">Since they are objects, they can have methods</text:p>
            </text:list-item>
          </text:list>
        </text:list-item>
        <text:list-item>
          <text:p text:style-name="P41"><text:span text:style-name="T1">All</text:span> objects in C# are guaranteed to have a method named <text:span text:style-name="Source_Text">ToString()</text:span>, whose return value (result) is a <text:span text:style-name="Source_Text">string</text:span></text:p>
        </text:list-item>
        <text:list-item>
          <text:p text:style-name="P41">Meaning of <text:span text:style-name="Source_Text">ToString()</text:span> method: “Convert this object to a <text:span text:style-name="Source_Text">string</text:span>, and return that <text:span text:style-name="Source_Text">string</text:span>”</text:p>
        </text:list-item>
        <text:list-item>
          <text:p text:style-name="P41">This means you can call the <text:span text:style-name="Source_Text">ToString()</text:span> method on any variable to convert it to a <text:span text:style-name="Source_Text">string</text:span>, like this:</text:p>
          <text:p text:style-name="P43">int num = 42;</text:p>
          <text:p text:style-name="P44">double fraction = 33.5;</text:p>
          <text:p text:style-name="P45">string intText = num.ToString();</text:p>
          <text:p text:style-name="P46">string fracText = fraction.ToString();</text:p>
          <text:p text:style-name="P41">After executing this code, <text:span text:style-name="Source_Text">intText</text:span> will contain the string “42”, and <text:span text:style-name="Source_Text">fracText</text:span> will contain the string “33.5”</text:p>
        </text:list-item>
        <text:list-item>
          <text:p text:style-name="P41">String interpolation calls <text:span text:style-name="Source_Text">ToString()</text:span> on each variable or expression within braces, asking it to convert itself to a string</text:p>
          <text:list text:style-name="L15">
            <text:list-item>
              <text:p text:style-name="P47">In other words, these three statements are all the same:</text:p>
              <text:p text:style-name="P48">Console.WriteLine($"num is {num}");</text:p>
              <text:p text:style-name="P49">Console.WriteLine($"num is {intText}");</text:p>
              <text:p text:style-name="P50">Console.WriteLine($"num is {num.ToString()}");</text:p>
              <text:p text:style-name="P47">Putting <text:span text:style-name="Source_Text">num</text:span> within the braces is the same as calling <text:span text:style-name="Source_Text">ToString()</text:span> on it.</text:p>
            </text:list-item>
          </text:list>
        </text:list-item>
      </text:list>
      <text:h text:style-name="Heading_20_2" text:outline-level="2"><text:bookmark-start text:name="string-concatenation"/>String Concatenation<text:bookmark-end text:name="string-concatenation"/></text:h>
      <text:list text:style-name="L16">
        <text:list-item>
          <text:p text:style-name="P51">Now that we’ve seen <text:span text:style-name="Source_Text">ToString()</text:span>, we can introduce another operator: the concatenation operator</text:p>
        </text:list-item>
        <text:list-item>
          <text:p text:style-name="P51">Concatenation basics</text:p>
          <text:list text:style-name="L17">
            <text:list-item>
              <text:p text:style-name="P52">Remember, the <text:span text:style-name="Source_Text">+</text:span> operator is defined separately for each data type. The “<text:span text:style-name="Source_Text">double + double</text:span>” operator is different from the “<text:span text:style-name="Source_Text">int + int</text:span>” operator.</text:p>
            </text:list-item>
            <text:list-item>
              <text:p text:style-name="P52">If the operand types are <text:span text:style-name="Source_Text">string</text:span> (i.e. <text:span text:style-name="Source_Text">string + string</text:span>), the <text:span text:style-name="Source_Text">+</text:span> operator performs concatenation, not addition</text:p>
            </text:list-item>
            <text:list-item>
              <text:p text:style-name="P52">You can concatenate <text:span text:style-name="Source_Text">string</text:span> literals or <text:span text:style-name="Source_Text">string</text:span> variables:</text:p>
              <text:p text:style-name="P53">string greeting = "Hi there, " + "John";</text:p>
              <text:p text:style-name="P54">string name = "Paul";</text:p>
              <text:p text:style-name="P55">string greeting2 = "Hi there, " + name;</text:p>
              <text:p text:style-name="P52">After executing this code, <text:span text:style-name="Source_Text">greeting</text:span> will contain “Hi there, John” and <text:span text:style-name="Source_Text">greeting2</text:span> will contain “Hi there, Paul”</text:p>
            </text:list-item>
          </text:list>
        </text:list-item>
        <text:list-item>
          <text:p text:style-name="P51">Concatenation with mixed types</text:p>
          <text:list text:style-name="L18">
            <text:list-item>
              <text:p text:style-name="P56">Just like with the other operators, both operands (both sides of the <text:span text:style-name="Source_Text">+</text:span>) must be the same type</text:p>
            </text:list-item>
            <text:list-item>
              <text:p text:style-name="P56">If one operand is a <text:span text:style-name="Source_Text">string</text:span> and the other is not a <text:span text:style-name="Source_Text">string</text:span>, the <text:span text:style-name="Source_Text">ToString()</text:span> method will automatically be called to convert it to a <text:span text:style-name="Source_Text">string</text:span></text:p>
            </text:list-item>
            <text:list-item>
              <text:p text:style-name="P56">Example: In this code:</text:p>
              <text:p text:style-name="P57">int bananas = 42;</text:p>
              <text:p text:style-name="P58">string text = "Bananas: " + bananas;</text:p>
              <text:p text:style-name="P56">The <text:span text:style-name="Source_Text">+</text:span> operator has a <text:span text:style-name="Source_Text">string</text:span> operand and an <text:span text:style-name="Source_Text">int</text:span> operand, so the <text:span text:style-name="Source_Text">int</text:span> will be converted to a <text:span text:style-name="Source_Text">string</text:span>. This means the computer will call <text:span text:style-name="Source_Text">bananas.ToString()</text:span>, which returns the string “42”. Then the <text:span text:style-name="Source_Text">string + string</text:span> operator is called with the operands “Bananas:” and “42”, which concatenates them into “Bananas: 42”.</text:p>
            </text:list-item>
          </text:list>
        </text:list-item>
      </text:list>
      <text:h text:style-name="Heading_20_3" text:outline-level="3"><text:bookmark-start text:name="output-with-concatenation"/>Output with concatenation<text:bookmark-end text:name="output-with-concatenation"/></text:h>
      <text:list text:style-name="L19">
        <text:list-item>
          <text:p text:style-name="P59">We now have two different ways to construct a string for <text:span text:style-name="Source_Text">Console.WriteLine</text:span>: Interpolation and concatenation</text:p>
        </text:list-item>
        <text:list-item>
          <text:p text:style-name="P59">Concatenating a string with a variable will automatically call its <text:span text:style-name="Source_Text">ToString()</text:span> method, just like interpolation will. These two <text:span text:style-name="Source_Text">WriteLine</text:span> calls are equivalent:</text:p>
          <text:p text:style-name="P60">int num = 42;</text:p>
          <text:p text:style-name="P61">Console.WriteLine($"num is {num}");</text:p>
          <text:p text:style-name="P62">Console.WriteLine("num is " + num);</text:p>
        </text:list-item>
        <text:list-item>
          <text:p text:style-name="P59">It’s usually easier to use interpolation, since when you have many variables the <text:span text:style-name="Source_Text">+</text:span> signs start to add up. Compare the length of these two equivalent lines of code:</text:p>
          <text:p text:style-name="P63">Console.WriteLine($"The variables are {a}, {b}, {c}, {d}, and {e}");</text:p>
          <text:p text:style-name="P64">Console.WriteLine("The variables are " + a + ", " + b + ", " + c + ", " + d + ", and " + e);</text:p>
        </text:list-item>
        <text:list-item>
          <text:p text:style-name="P59">Be careful when using concatenation with numeric variables: the meaning of <text:span text:style-name="Source_Text">+</text:span> depends on the types of its two operands</text:p>
          <text:list text:style-name="L20">
            <text:list-item>
              <text:p text:style-name="P65">If both operands are numbers, the <text:span text:style-name="Source_Text">+</text:span> operator does addition</text:p>
            </text:list-item>
            <text:list-item>
              <text:p text:style-name="P65">If both operands are strings, the <text:span text:style-name="Source_Text">+</text:span> operator does concatenation</text:p>
            </text:list-item>
            <text:list-item>
              <text:p text:style-name="P65">If <text:span text:style-name="T2">one</text:span> argument is a string, the other argument will be converted to a string using <text:span text:style-name="Source_Text">ToString()</text:span></text:p>
            </text:list-item>
            <text:list-item>
              <text:p text:style-name="P65">Expressions in C# are always evaluated <text:span text:style-name="T1">left-to-right</text:span>, just like arithmetic</text:p>
            </text:list-item>
            <text:list-item>
              <text:p text:style-name="P65">Therefore, in this code:</text:p>
              <text:p text:style-name="P66">int var1 = 6, var2 = 7;</text:p>
              <text:p text:style-name="P67">Console.WriteLine(var1 + var2 + " is the result");</text:p>
              <text:p text:style-name="P68">Console.WriteLine("The result is " + var1 + var2);</text:p>
              <text:p text:style-name="P65">The first <text:span text:style-name="Source_Text">WriteLine</text:span> will display “13 is the result”, because <text:span text:style-name="Source_Text">var1</text:span> and <text:span text:style-name="Source_Text">var2</text:span> are both <text:span text:style-name="Source_Text">int</text:span>s, so the first <text:span text:style-name="Source_Text">+</text:span> operator performs addition on two <text:span text:style-name="Source_Text">int</text:span>s (the resulting number,13, is then converted to a <text:span text:style-name="Source_Text">string</text:span> for the second <text:span text:style-name="Source_Text">+</text:span> operator). However, the second <text:span text:style-name="Source_Text">WriteLine</text:span> will display “The result is 67”, because both <text:span text:style-name="Source_Text">+</text:span> operators perform concatenation: The first one concatenates a string with <text:span text:style-name="Source_Text">var1</text:span> to produce a string, and then the second one concatenates this string with <text:span text:style-name="Source_Text">var2</text:span></text:p>
            </text:list-item>
            <text:list-item>
              <text:p text:style-name="P65">If you want to combine addition and concatenation in the same line of code, use parentheses to make the order and grouping of operations explicit. For example:</text:p>
              <text:p text:style-name="P69">int var1 = 6, var2 = 7;</text:p>
              <text:p text:style-name="P70">Console.WriteLine((var1 + var2) + " is the result");</text:p>
              <text:p text:style-name="P71">Console.WriteLine("The result is " + (var1 + var2));</text:p>
              <text:p text:style-name="P65">In this code, the parentheses ensure that <text:span text:style-name="Source_Text">var1 + var2</text:span> is always interpreted as additio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8Z</meta:creation-date>
    <dc:date>2024-08-15T18:01:48Z</dc:date>
  </office:meta>
</office:document-meta>
</file>

<file path=Formula-0/content.xml><?xml version="1.0" encoding="utf-8"?>
<math xmlns="http://www.w3.org/1998/Math/MathML" display="inline">
  <mrow>
    <msup>
      <mn>2</mn>
      <mn>31</mn>
    </msup>
    <mo>−</mo>
    <mn>1</mn>
  </mrow>
</math>
</file>